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 Koodak" svg:font-family="'B Koodak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0abfac" officeooo:paragraph-rsid="000abfac"/>
    </style:style>
    <style:style style:name="P2" style:family="paragraph" style:parent-style-name="Standard">
      <style:paragraph-properties fo:margin-left="0in" fo:margin-right="0in" fo:line-height="200%" fo:text-align="end" style:justify-single-word="false" fo:text-indent="0in" style:auto-text-indent="false" fo:break-before="page"/>
      <style:text-properties officeooo:rsid="000becbe" officeooo:paragraph-rsid="000becbe" style:font-size-asian="10.5pt" style:font-name-complex="B Koodak" style:font-weight-complex="bold"/>
    </style:style>
    <style:style style:name="P3" style:family="paragraph" style:parent-style-name="Standard">
      <style:paragraph-properties fo:margin-left="0in" fo:margin-right="0in" fo:line-height="200%" fo:text-align="end" style:justify-single-word="false" fo:text-indent="0in" style:auto-text-indent="false"/>
      <style:text-properties officeooo:rsid="000c6cc7" officeooo:paragraph-rsid="000c6cc7" style:font-size-asian="10.5pt" style:font-name-complex="B Koodak" style:font-weight-complex="bold"/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/>
      <style:text-properties officeooo:rsid="000cf81a" officeooo:paragraph-rsid="000cf81a" style:font-size-asian="10.5pt" style:font-name-complex="B Koodak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ه نام خدا</text:p>
      <text:p text:style-name="P1"/>
      <text:p text:style-name="P1"/>
      <text:p text:style-name="P1">محمدمهدی آقاجانی</text:p>
      <text:p text:style-name="P1"/>
      <text:p text:style-name="P1"/>
      <text:p text:style-name="P1">تمرین اول مهندسی اینترنت</text:p>
      <text:p text:style-name="P1"/>
      <text:p text:style-name="P1"/>
      <text:p text:style-name="P1">دکتر بخشی</text:p>
      <text:p text:style-name="P1"/>
      <text:p text:style-name="P1"/>
      <text:p text:style-name="P1">پاییز 95</text:p>
      <text:p text:style-name="P1"/>
      <text:p text:style-name="P2">تمرین اول :</text:p>
      <text:p text:style-name="P3">این سرویس را برخی از سایت‌ها ارایه میکنند به این صورت که URL در خواستی را گرفته و آن را با الگوریتمی به یک کلید نگاشت میکنند سپس URL ای تولید میکنند که top-level-domain <text:s/>آن همان دامین سایت خودشان است و بعد از آن کلید تولید شده را به URL میچسبانند سپس هرگاه آن URL درخواست شد به دیتا بیس نگاه میکنند و کلید دریافتی را با لینک قبلی مطابقت داده و از طریق HTTP HEADERS اقدام به redirect کردن می نمایند.</text:p>
      <text:p text:style-name="P4">تمرین دوم 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 Koodak" svg:font-family="'B Koodak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2:49:38.226388223</meta:creation-date>
    <dc:date>2016-10-14T13:33:18.144184519</dc:date>
    <meta:editing-duration>PT23M2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8" meta:word-count="101" meta:character-count="486" meta:non-whitespace-character-count="392"/>
  </office:meta>
</office:document-meta>
</file>